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Binding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BindingExceptio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BindingException.ServletRequestBindingException( String msg , @ Nullable String messageDetailCode , @ Nullable Object [ ] messageDetail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BindingException.ServletRequestBindin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BindingException.ServletRequestBindingException( String msg , @ Nullable Throwable cause , @ Nullable String messageDetailCode , @ Nullable Object [ ] messageDetail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RequestBindingException.getDetail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BindingException.ServletRequestBinding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BindingException.initMessageDetailCode( @ Nullable String messageDetail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BindingException.getDetailMessag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